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 Neutrality, also known as the Open Internet Act, is an act to keep the internet open and equal for all. This protects small start-ups and organizations on the internet, requiring ISPs to treat them the same way larger, well-known organizations are tre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21T13:52:00.61</meta:creation-date>
    <meta:document-statistic meta:table-count="0" meta:image-count="0" meta:object-count="0" meta:page-count="1" meta:paragraph-count="1" meta:word-count="43" meta:character-count="260"/>
    <dc:date>2017-11-21T13:54:36.45</dc:date>
    <dc:creator>Timothy Cayer</dc:creator>
    <meta:editing-duration>PT2M37S</meta:editing-duration>
    <meta:editing-cycles>1</meta:editing-cycles>
    <meta:generator>OpenOffice/4.1.3$Win32 OpenOffice.org_project/413m1$Build-9783</meta:generator>
  </office:meta>
</office:document-meta>
</file>